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color="#000000"/>
    </style:style>
    <style:style style:name="P7" style:parent-style-name="Standard" style:family="paragraph">
      <style:text-properties fo:font-weight="bold" style:font-weight-asian="bold" style:font-weight-complex="bold" fo:color="#000000"/>
    </style:style>
    <style:style style:name="P8" style:parent-style-name="Standard" style:family="paragraph">
      <style:text-properties fo:font-weight="bold" style:font-weight-asian="bold" style:font-weight-complex="bold" fo:color="#000000"/>
    </style:style>
    <style:style style:name="P9" style:parent-style-name="Standard" style:family="paragraph">
      <style:text-properties fo:font-weight="bold" style:font-weight-asian="bold" style:font-weight-complex="bold" fo:color="#000000"/>
    </style:style>
    <style:style style:name="P10" style:parent-style-name="Standard" style:family="paragraph">
      <style:text-properties fo:font-weight="bold" style:font-weight-asian="bold" style:font-weight-complex="bold" fo:color="#000000"/>
    </style:style>
    <style:style style:name="P11" style:parent-style-name="Standard" style:family="paragraph">
      <style:text-properties fo:font-weight="bold" style:font-weight-asian="bold" style:font-weight-complex="bold" fo:color="#000000"/>
    </style:style>
    <style:style style:name="P12" style:parent-style-name="Standard" style:family="paragraph">
      <style:text-properties fo:font-weight="bold" style:font-weight-asian="bold" style:font-weight-complex="bold" fo:color="#000000"/>
    </style:style>
    <style:style style:name="P13" style:parent-style-name="Standard" style:family="paragraph">
      <style:text-properties fo:font-weight="bold" style:font-weight-asian="bold" style:font-weight-complex="bold" fo:color="#000000"/>
    </style:style>
    <style:style style:name="P14" style:parent-style-name="Standard" style:family="paragraph">
      <style:text-properties fo:font-weight="bold" style:font-weight-asian="bold" style:font-weight-complex="bold" fo:color="#000000"/>
    </style:style>
    <style:style style:name="P15" style:parent-style-name="Standard" style:family="paragraph">
      <style:text-properties fo:font-weight="bold" style:font-weight-asian="bold" style:font-weight-complex="bold" fo:color="#000000"/>
    </style:style>
    <style:style style:name="P16" style:parent-style-name="Standard" style:family="paragraph">
      <style:text-properties fo:font-weight="bold" style:font-weight-asian="bold" style:font-weight-complex="bold" fo:color="#000000"/>
    </style:style>
    <style:style style:name="P17" style:parent-style-name="Standard" style:family="paragraph">
      <style:text-properties fo:font-weight="bold" style:font-weight-asian="bold" style:font-weight-complex="bold" fo:color="#000000"/>
    </style:style>
    <style:style style:name="P18" style:parent-style-name="Standard" style:family="paragraph">
      <style:text-properties fo:font-weight="bold" style:font-weight-asian="bold" style:font-weight-complex="bold" fo:color="#000000"/>
    </style:style>
    <style:style style:name="P19" style:parent-style-name="Standard" style:family="paragraph">
      <style:text-properties fo:font-weight="bold" style:font-weight-asian="bold" style:font-weight-complex="bold" fo:color="#000000"/>
    </style:style>
    <style:style style:name="P20" style:parent-style-name="Standard" style:family="paragraph">
      <style:text-properties fo:font-weight="bold" style:font-weight-asian="bold" style:font-weight-complex="bold" fo:color="#000000"/>
    </style:style>
    <style:style style:name="P21" style:parent-style-name="Standard" style:family="paragraph">
      <style:text-properties fo:font-weight="bold" style:font-weight-asian="bold" style:font-weight-complex="bold" fo:color="#000000"/>
    </style:style>
    <style:style style:name="P22" style:parent-style-name="Standard" style:family="paragraph">
      <style:text-properties fo:font-weight="bold" style:font-weight-asian="bold" style:font-weight-complex="bold" fo:color="#000000"/>
    </style:style>
    <style:style style:name="P23" style:parent-style-name="Standard" style:family="paragraph">
      <style:text-properties fo:font-weight="bold" style:font-weight-asian="bold" style:font-weight-complex="bold" fo:color="#000000"/>
    </style:style>
    <style:style style:name="P24" style:parent-style-name="Standard" style:family="paragraph">
      <style:text-properties fo:font-weight="bold" style:font-weight-asian="bold" style:font-weight-complex="bold" fo:color="#000000"/>
    </style:style>
    <style:style style:name="P25" style:parent-style-name="Standard" style:family="paragraph">
      <style:text-properties fo:font-weight="bold" style:font-weight-asian="bold" style:font-weight-complex="bold" fo:color="#000000"/>
    </style:style>
    <style:style style:name="P26" style:parent-style-name="Standard" style:family="paragraph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color="#000000"/>
    </style:style>
    <style:style style:name="P28" style:parent-style-name="Standard" style:family="paragraph">
      <style:text-properties fo:font-weight="bold" style:font-weight-asian="bold" style:font-weight-complex="bold" fo:color="#000000"/>
    </style:style>
    <style:style style:name="P29" style:parent-style-name="Standard" style:family="paragraph">
      <style:text-properties fo:font-weight="bold" style:font-weight-asian="bold" style:font-weight-complex="bold" fo:color="#000000"/>
    </style:style>
    <style:style style:name="P30" style:parent-style-name="Standard" style:family="paragraph">
      <style:text-properties fo:font-weight="bold" style:font-weight-asian="bold" style:font-weight-complex="bold" fo:color="#000000"/>
    </style:style>
    <style:style style:name="P31" style:parent-style-name="Standard" style:family="paragraph">
      <style:text-properties fo:font-weight="bold" style:font-weight-asian="bold" style:font-weight-complex="bold" fo:color="#000000"/>
    </style:style>
    <style:style style:name="P32" style:parent-style-name="Standard" style:family="paragraph">
      <style:text-properties fo:font-weight="bold" style:font-weight-asian="bold" style:font-weight-complex="bold" fo:color="#000000"/>
    </style:style>
    <style:style style:name="P33" style:parent-style-name="Standard" style:family="paragraph">
      <style:text-properties fo:font-weight="bold" style:font-weight-asian="bold" style:font-weight-complex="bold" fo:color="#000000"/>
    </style:style>
    <style:style style:name="P34" style:parent-style-name="Standard" style:family="paragraph">
      <style:text-properties fo:font-weight="bold" style:font-weight-asian="bold" style:font-weight-complex="bold" fo:color="#000000"/>
    </style:style>
    <style:style style:name="P35" style:parent-style-name="Standard" style:family="paragraph">
      <style:text-properties fo:font-weight="bold" style:font-weight-asian="bold" style:font-weight-complex="bold"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P38" style:parent-style-name="Standard" style:family="paragraph">
      <style:text-properties fo:font-weight="bold" style:font-weight-asian="bold" style:font-weight-complex="bold" fo:color="#000000"/>
    </style:style>
    <style:style style:name="P39" style:parent-style-name="Standard" style:family="paragraph">
      <style:text-properties fo:font-weight="bold" style:font-weight-asian="bold" style:font-weight-complex="bold" fo:color="#000000"/>
    </style:style>
    <style:style style:name="P40" style:parent-style-name="Standard" style:family="paragraph">
      <style:text-properties fo:font-weight="bold" style:font-weight-asian="bold" style:font-weight-complex="bold" fo:color="#000000"/>
    </style:style>
    <style:style style:name="P41" style:parent-style-name="Standard" style:family="paragraph">
      <style:text-properties fo:font-weight="bold" style:font-weight-asian="bold" style:font-weight-complex="bold"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font-weight="bold" style:font-weight-asian="bold" style:font-weight-complex="bold" fo:color="#000000"/>
    </style:style>
    <style:style style:name="P44" style:parent-style-name="Standard" style:family="paragraph">
      <style:text-properties fo:font-weight="bold" style:font-weight-asian="bold" style:font-weight-complex="bold" fo:color="#000000"/>
    </style:style>
    <style:style style:name="P45" style:parent-style-name="Standard" style:family="paragraph">
      <style:text-properties fo:font-weight="bold" style:font-weight-asian="bold" style:font-weight-complex="bold"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font-weight="bold" style:font-weight-asian="bold" style:font-weight-complex="bold" fo:color="#000000"/>
    </style:style>
    <style:style style:name="P48" style:parent-style-name="Standard" style:family="paragraph">
      <style:text-properties fo:font-weight="bold" style:font-weight-asian="bold" style:font-weight-complex="bold" fo:color="#000000"/>
    </style:style>
    <style:style style:name="P49" style:parent-style-name="Standard" style:family="paragraph">
      <style:text-properties fo:font-weight="bold" style:font-weight-asian="bold" style:font-weight-complex="bold" fo:color="#000000"/>
    </style:style>
    <style:style style:name="P50" style:parent-style-name="Standard" style:family="paragraph">
      <style:text-properties fo:font-weight="bold" style:font-weight-asian="bold" style:font-weight-complex="bold" fo:color="#000000"/>
    </style:style>
    <style:style style:name="P51" style:parent-style-name="Standard" style:family="paragraph">
      <style:text-properties fo:font-weight="bold" style:font-weight-asian="bold" style:font-weight-complex="bold" fo:color="#000000"/>
    </style:style>
    <style:style style:name="P52" style:parent-style-name="Standard" style:family="paragraph">
      <style:text-properties fo:font-weight="bold" style:font-weight-asian="bold" style:font-weight-complex="bold" fo:color="#000000"/>
    </style:style>
    <style:style style:name="P53" style:parent-style-name="Standard" style:family="paragraph">
      <style:text-properties fo:font-weight="bold" style:font-weight-asian="bold" style:font-weight-complex="bold" fo:color="#000000"/>
    </style:style>
    <style:style style:name="P54" style:parent-style-name="Standard" style:family="paragraph">
      <style:text-properties fo:font-weight="bold" style:font-weight-asian="bold" style:font-weight-complex="bold" fo:color="#000000"/>
    </style:style>
    <style:style style:name="P55" style:parent-style-name="Standard" style:family="paragraph">
      <style:text-properties fo:font-weight="bold" style:font-weight-asian="bold" style:font-weight-complex="bold" fo:color="#000000"/>
    </style:style>
    <style:style style:name="P56" style:parent-style-name="Standard" style:family="paragraph">
      <style:text-properties fo:font-weight="bold" style:font-weight-asian="bold" style:font-weight-complex="bold" fo:color="#000000"/>
    </style:style>
    <style:style style:name="P57" style:parent-style-name="Standard" style:family="paragraph">
      <style:text-properties fo:font-weight="bold" style:font-weight-asian="bold" style:font-weight-complex="bold" fo:color="#000000"/>
    </style:style>
    <style:style style:name="P58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font-weight="bold" style:font-weight-asian="bold" style:font-weight-complex="bold" fo:color="#000000"/>
    </style:style>
    <style:style style:name="P62" style:parent-style-name="Standard" style:family="paragraph">
      <style:text-properties fo:font-weight="bold" style:font-weight-asian="bold" style:font-weight-complex="bold" fo:color="#000000"/>
    </style:style>
    <style:style style:name="P63" style:parent-style-name="Standard" style:family="paragraph">
      <style:text-properties fo:font-weight="bold" style:font-weight-asian="bold" style:font-weight-complex="bold"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font-weight="bold" style:font-weight-asian="bold" style:font-weight-complex="bold"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font-weight="bold" style:font-weight-asian="bold" style:font-weight-complex="bold"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P71" style:parent-style-name="Standard" style:family="paragraph">
      <style:text-properties fo:font-weight="bold" style:font-weight-asian="bold" style:font-weight-complex="bold" fo:color="#000000"/>
    </style:style>
    <style:style style:name="P72" style:parent-style-name="Standard" style:family="paragraph">
      <style:text-properties fo:font-weight="bold" style:font-weight-asian="bold" style:font-weight-complex="bold" fo:color="#000000"/>
    </style:style>
    <style:style style:name="P73" style:parent-style-name="Standard" style:family="paragraph">
      <style:text-properties fo:font-weight="bold" style:font-weight-asian="bold" style:font-weight-complex="bold" fo:color="#000000"/>
    </style:style>
    <style:style style:name="P74" style:parent-style-name="Standard" style:family="paragraph">
      <style:text-properties fo:font-weight="bold" style:font-weight-asian="bold" style:font-weight-complex="bold" fo:color="#000000"/>
    </style:style>
    <style:style style:name="P75" style:parent-style-name="Standard" style:family="paragraph">
      <style:text-properties fo:font-weight="bold" style:font-weight-asian="bold" style:font-weight-complex="bold" fo:color="#000000"/>
    </style:style>
    <style:style style:name="P76" style:parent-style-name="Standard" style:family="paragraph">
      <style:text-properties fo:font-weight="bold" style:font-weight-asian="bold" style:font-weight-complex="bold" fo:color="#000000"/>
    </style:style>
    <style:style style:name="P77" style:parent-style-name="Standard" style:family="paragraph">
      <style:text-properties fo:font-weight="bold" style:font-weight-asian="bold" style:font-weight-complex="bold" fo:color="#000000"/>
    </style:style>
    <style:style style:name="P78" style:parent-style-name="Standard" style:family="paragraph">
      <style:text-properties fo:font-weight="bold" style:font-weight-asian="bold" style:font-weight-complex="bold"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P81" style:parent-style-name="Standard" style:family="paragraph">
      <style:text-properties fo:font-weight="bold" style:font-weight-asian="bold" style:font-weight-complex="bold" fo:color="#000000"/>
    </style:style>
    <style:style style:name="P82" style:parent-style-name="Standard" style:family="paragraph">
      <style:text-properties fo:font-weight="bold" style:font-weight-asian="bold" style:font-weight-complex="bold" fo:color="#000000"/>
    </style:style>
    <style:style style:name="P83" style:parent-style-name="Standard" style:family="paragraph">
      <style:text-properties fo:font-weight="bold" style:font-weight-asian="bold" style:font-weight-complex="bold" fo:color="#000000"/>
    </style:style>
    <style:style style:name="P84" style:parent-style-name="Standard" style:family="paragraph">
      <style:text-properties fo:font-weight="bold" style:font-weight-asian="bold" style:font-weight-complex="bold" fo:color="#000000"/>
    </style:style>
    <style:style style:name="P85" style:parent-style-name="Standard" style:family="paragraph">
      <style:text-properties fo:font-weight="bold" style:font-weight-asian="bold" style:font-weight-complex="bold" fo:color="#000000"/>
    </style:style>
    <style:style style:name="P8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8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4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5" style:parent-style-name="Standard" style:family="paragraph">
      <style:text-properties fo:font-weight="bold" style:font-weight-asian="bold" style:font-weight-complex="bold" fo:color="#000000"/>
    </style:style>
    <style:style style:name="P96" style:parent-style-name="Standard" style:family="paragraph">
      <style:text-properties fo:font-weight="bold" style:font-weight-asian="bold" style:font-weight-complex="bold" fo:color="#000000"/>
    </style:style>
    <style:style style:name="P97" style:parent-style-name="Standard" style:family="paragraph">
      <style:text-properties fo:font-weight="bold" style:font-weight-asian="bold" style:font-weight-complex="bold" fo:color="#000000"/>
    </style:style>
    <style:style style:name="P9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9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04" style:parent-style-name="Standard" style:family="paragraph">
      <style:text-properties fo:font-weight="bold" style:font-weight-asian="bold" style:font-weight-complex="bold" fo:color="#000000"/>
    </style:style>
    <style:style style:name="P105" style:parent-style-name="Standard" style:family="paragraph">
      <style:text-properties fo:font-weight="bold" style:font-weight-asian="bold" style:font-weight-complex="bold" fo:color="#000000"/>
    </style:style>
    <style:style style:name="P106" style:parent-style-name="Standard" style:family="paragraph">
      <style:text-properties fo:font-weight="bold" style:font-weight-asian="bold" style:font-weight-complex="bold" fo:color="#000000"/>
    </style:style>
    <style:style style:name="P107" style:parent-style-name="Standard" style:family="paragraph">
      <style:text-properties fo:font-weight="bold" style:font-weight-asian="bold" style:font-weight-complex="bold" fo:color="#000000"/>
    </style:style>
    <style:style style:name="P108" style:parent-style-name="Standard" style:family="paragraph">
      <style:text-properties fo:font-weight="bold" style:font-weight-asian="bold" style:font-weight-complex="bold" fo:color="#000000"/>
    </style:style>
    <style:style style:name="P109" style:parent-style-name="Standard" style:family="paragraph">
      <style:text-properties fo:font-weight="bold" style:font-weight-asian="bold" style:font-weight-complex="bold" fo:color="#000000"/>
    </style:style>
    <style:style style:name="P110" style:parent-style-name="Standard" style:family="paragraph">
      <style:text-properties fo:font-weight="bold" style:font-weight-asian="bold" style:font-weight-complex="bold" fo:color="#000000"/>
    </style:style>
    <style:style style:name="P111" style:parent-style-name="Standard" style:family="paragraph">
      <style:text-properties fo:font-weight="bold" style:font-weight-asian="bold" style:font-weight-complex="bold" fo:color="#000000"/>
    </style:style>
    <style:style style:name="P112" style:parent-style-name="Standard" style:family="paragraph">
      <style:text-properties fo:font-weight="bold" style:font-weight-asian="bold" style:font-weight-complex="bold" fo:color="#000000"/>
    </style:style>
    <style:style style:name="P113" style:parent-style-name="Standard" style:family="paragraph">
      <style:text-properties fo:font-weight="bold" style:font-weight-asian="bold" style:font-weight-complex="bold" fo:color="#000000"/>
    </style:style>
    <style:style style:name="T114" style:parent-style-name="Policepardéfaut" style:family="text">
      <style:text-properties fo:font-weight="bold" style:font-weight-asian="bold" style:font-weight-complex="bold" fo:color="#000000"/>
    </style:style>
    <style:style style:name="T115" style:parent-style-name="Policepardéfaut" style:family="text">
      <style:text-properties fo:font-weight="bold" style:font-weight-asian="bold" style:font-weight-complex="bold" fo:color="#000000"/>
    </style:style>
    <style:style style:name="T116" style:parent-style-name="Policepardéfaut" style:family="text">
      <style:text-properties fo:font-weight="bold" style:font-weight-asian="bold" style:font-weight-complex="bold" fo:color="#000000" fo:language="en" fo:country="US"/>
    </style:style>
    <style:style style:name="P11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1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24" style:parent-style-name="Standard" style:family="paragraph">
      <style:text-properties fo:font-weight="bold" style:font-weight-asian="bold" style:font-weight-complex="bold" fo:color="#000000"/>
    </style:style>
    <style:style style:name="P125" style:parent-style-name="Standard" style:family="paragraph">
      <style:text-properties fo:font-weight="bold" style:font-weight-asian="bold" style:font-weight-complex="bold" fo:color="#000000"/>
    </style:style>
    <style:style style:name="P126" style:parent-style-name="Standard" style:family="paragraph">
      <style:text-properties fo:font-weight="bold" style:font-weight-asian="bold" style:font-weight-complex="bold" fo:color="#000000"/>
    </style:style>
    <style:style style:name="P127" style:parent-style-name="Standard" style:family="paragraph">
      <style:text-properties fo:font-weight="bold" style:font-weight-asian="bold" style:font-weight-complex="bold" fo:color="#000000"/>
    </style:style>
    <style:style style:name="P128" style:parent-style-name="Standard" style:family="paragraph">
      <style:text-properties fo:font-weight="bold" style:font-weight-asian="bold" style:font-weight-complex="bold" fo:color="#000000"/>
    </style:style>
    <style:style style:name="P129" style:parent-style-name="Standard" style:family="paragraph">
      <style:text-properties fo:font-weight="bold" style:font-weight-asian="bold" style:font-weight-complex="bold" fo:color="#000000"/>
    </style:style>
    <style:style style:name="P130" style:parent-style-name="Standard" style:family="paragraph">
      <style:text-properties fo:font-weight="bold" style:font-weight-asian="bold" style:font-weight-complex="bold" fo:color="#000000"/>
    </style:style>
    <style:style style:name="P131" style:parent-style-name="Standard" style:family="paragraph">
      <style:text-properties fo:font-weight="bold" style:font-weight-asian="bold" style:font-weight-complex="bold" fo:color="#000000"/>
    </style:style>
    <style:style style:name="P132" style:parent-style-name="Standard" style:family="paragraph">
      <style:text-properties fo:font-weight="bold" style:font-weight-asian="bold" style:font-weight-complex="bold" fo:color="#000000"/>
    </style:style>
    <style:style style:name="P133" style:parent-style-name="Standard" style:family="paragraph">
      <style:text-properties fo:font-weight="bold" style:font-weight-asian="bold" style:font-weight-complex="bold" fo:color="#000000"/>
    </style:style>
    <style:style style:name="P134" style:parent-style-name="Standard" style:family="paragraph">
      <style:text-properties fo:font-weight="bold" style:font-weight-asian="bold" style:font-weight-complex="bold" fo:color="#000000"/>
    </style:style>
    <style:style style:name="P135" style:parent-style-name="Standard" style:family="paragraph">
      <style:text-properties fo:font-weight="bold" style:font-weight-asian="bold" style:font-weight-complex="bold" fo:color="#000000"/>
    </style:style>
    <style:style style:name="P136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7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8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39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0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3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44" style:parent-style-name="Standard" style:family="paragraph">
      <style:text-properties fo:font-weight="bold" style:font-weight-asian="bold" style:font-weight-complex="bold" fo:color="#000000"/>
    </style:style>
    <style:style style:name="P145" style:parent-style-name="Standard" style:family="paragraph">
      <style:text-properties fo:font-weight="bold" style:font-weight-asian="bold" style:font-weight-complex="bold" fo:color="#000000"/>
    </style:style>
    <style:style style:name="P146" style:parent-style-name="Standard" style:family="paragraph">
      <style:text-properties fo:font-weight="bold" style:font-weight-asian="bold" style:font-weight-complex="bold" fo:color="#000000"/>
    </style:style>
    <style:style style:name="P147" style:parent-style-name="Standard" style:family="paragraph">
      <style:text-properties fo:font-weight="bold" style:font-weight-asian="bold" style:font-weight-complex="bold" fo:color="#000000"/>
    </style:style>
    <style:style style:name="P148" style:parent-style-name="Standard" style:family="paragraph">
      <style:text-properties fo:font-weight="bold" style:font-weight-asian="bold" style:font-weight-complex="bold" fo:color="#000000"/>
    </style:style>
    <style:style style:name="P149" style:parent-style-name="Standard" style:family="paragraph">
      <style:text-properties fo:font-weight="bold" style:font-weight-asian="bold" style:font-weight-complex="bold" fo:color="#000000"/>
    </style:style>
    <style:style style:name="P150" style:parent-style-name="Standard" style:family="paragraph">
      <style:text-properties fo:font-weight="bold" style:font-weight-asian="bold" style:font-weight-complex="bold" fo:color="#000000"/>
    </style:style>
    <style:style style:name="P151" style:parent-style-name="Standard" style:family="paragraph">
      <style:text-properties fo:font-weight="bold" style:font-weight-asian="bold" style:font-weight-complex="bold" fo:color="#000000"/>
    </style:style>
    <style:style style:name="P152" style:parent-style-name="Standard" style:family="paragraph">
      <style:text-properties fo:font-weight="bold" style:font-weight-asian="bold" style:font-weight-complex="bold" fo:color="#000000"/>
    </style:style>
    <style:style style:name="P153" style:parent-style-name="Standard" style:family="paragraph">
      <style:text-properties fo:font-weight="bold" style:font-weight-asian="bold" style:font-weight-complex="bold" fo:color="#000000"/>
    </style:style>
    <style:style style:name="P154" style:parent-style-name="Standard" style:family="paragraph">
      <style:text-properties fo:font-weight="bold" style:font-weight-asian="bold" style:font-weight-complex="bold" fo:color="#000000"/>
    </style:style>
    <style:style style:name="P155" style:parent-style-name="Standard" style:family="paragraph">
      <style:text-properties fo:font-weight="bold" style:font-weight-asian="bold" style:font-weight-complex="bold" fo:color="#000000"/>
    </style:style>
    <style:style style:name="P156" style:parent-style-name="Standard" style:family="paragraph">
      <style:text-properties fo:font-weight="bold" style:font-weight-asian="bold" style:font-weight-complex="bold" fo:color="#000000"/>
    </style:style>
    <style:style style:name="P157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58" style:parent-style-name="Standard" style:family="paragraph">
      <style:text-properties fo:font-weight="bold" style:font-weight-asian="bold" style:font-weight-complex="bold" fo:color="#000000"/>
    </style:style>
    <style:style style:name="P159" style:parent-style-name="Standard" style:family="paragraph">
      <style:text-properties fo:font-weight="bold" style:font-weight-asian="bold" style:font-weight-complex="bold" fo:color="#000000"/>
    </style:style>
    <style:style style:name="P160" style:parent-style-name="Standard" style:family="paragraph">
      <style:text-properties fo:font-weight="bold" style:font-weight-asian="bold" style:font-weight-complex="bold" fo:color="#000000"/>
    </style:style>
    <style:style style:name="P161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2" style:parent-style-name="Standard" style:family="paragraph">
      <style:text-properties fo:font-weight="bold" style:font-weight-asian="bold" style:font-weight-complex="bold" fo:color="#000000" fo:language="en" fo:country="US"/>
    </style:style>
    <style:style style:name="P163" style:parent-style-name="Standard" style:family="paragraph">
      <style:text-properties fo:font-weight="bold" style:font-weight-asian="bold" style:font-weight-complex="bold" fo:color="#000000"/>
    </style:style>
    <style:style style:name="P164" style:parent-style-name="Standard" style:family="paragraph">
      <style:text-properties fo:font-weight="bold" style:font-weight-asian="bold" style:font-weight-complex="bold" fo:color="#000000"/>
    </style:style>
    <style:style style:name="P165" style:parent-style-name="Standard" style:family="paragraph">
      <style:text-properties fo:font-weight="bold" style:font-weight-asian="bold" style:font-weight-complex="bold" fo:color="#000000"/>
    </style:style>
    <style:style style:name="P166" style:parent-style-name="Standard" style:family="paragraph">
      <style:text-properties fo:font-weight="bold" style:font-weight-asian="bold" style:font-weight-complex="bold" fo:color="#000000"/>
    </style:style>
    <style:style style:name="P167" style:parent-style-name="Standard" style:family="paragraph">
      <style:text-properties fo:font-weight="bold" style:font-weight-asian="bold" style:font-weight-complex="bold" fo:color="#000000"/>
    </style:style>
    <style:style style:name="P168" style:parent-style-name="Standard" style:family="paragraph">
      <style:text-properties fo:font-weight="bold" style:font-weight-asian="bold" style:font-weight-complex="bold" fo:color="#000000"/>
    </style:style>
    <style:style style:name="P169" style:parent-style-name="Standard" style:family="paragraph">
      <style:text-properties fo:font-weight="bold" style:font-weight-asian="bold" style:font-weight-complex="bold" fo:color="#000000"/>
    </style:style>
    <style:style style:name="P170" style:parent-style-name="Standard" style:family="paragraph">
      <style:text-properties fo:font-weight="bold" style:font-weight-asian="bold" style:font-weight-complex="bold" fo:color="#000000"/>
    </style:style>
    <style:style style:name="P171" style:parent-style-name="Standard" style:family="paragraph">
      <style:text-properties fo:font-weight="bold" style:font-weight-asian="bold" style:font-weight-complex="bold" fo:color="#000000"/>
    </style:style>
    <style:style style:name="P172" style:parent-style-name="Standard" style:family="paragraph">
      <style:text-properties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73" style:parent-style-name="Standard" style:family="paragraph">
      <style:text-properties fo:font-weight="bold" style:font-weight-asian="bold" style:font-weight-complex="bold" fo:color="#000000"/>
    </style:style>
    <style:style style:name="P174" style:parent-style-name="Standard" style:family="paragraph">
      <style:text-properties fo:font-weight="bold" style:font-weight-asian="bold" style:font-weight-complex="bold" fo:color="#000000"/>
    </style:style>
    <style:style style:name="P175" style:parent-style-name="Standard" style:family="paragraph">
      <style:text-properties fo:font-weight="bold" style:font-weight-asian="bold" style:font-weight-complex="bold" fo:color="#000000"/>
    </style:style>
    <style:style style:name="P176" style:parent-style-name="Standard" style:family="paragraph">
      <style:text-properties fo:font-weight="bold" style:font-weight-asian="bold" style:font-weight-complex="bold" fo:color="#000000"/>
    </style:style>
    <style:style style:name="P177" style:parent-style-name="Standard" style:family="paragraph">
      <style:text-properties fo:font-weight="bold" style:font-weight-asian="bold" style:font-weight-complex="bold" fo:color="#000000"/>
    </style:style>
    <style:style style:name="P178" style:parent-style-name="Standard" style:family="paragraph">
      <style:text-properties fo:font-weight="bold" style:font-weight-asian="bold" style:font-weight-complex="bold" fo:color="#000000"/>
    </style:style>
    <style:style style:name="P179" style:parent-style-name="Standard" style:family="paragraph">
      <style:text-properties fo:font-weight="bold" style:font-weight-asian="bold" style:font-weight-complex="bold" fo:color="#000000"/>
    </style:style>
    <style:style style:name="P180" style:parent-style-name="Standard" style:family="paragraph">
      <style:text-properties fo:font-weight="bold" style:font-weight-asian="bold" style:font-weight-complex="bold" fo:color="#000000"/>
    </style:style>
  </office:automatic-styles>
  <office:body>
    <office:text text:use-soft-page-breaks="true">
      <text:p text:style-name="P1">Chaptitre 2 : Arbres et forêts</text:p>
      <text:p text:style-name="P2">Spécification et implantations</text:p>
      <text:p text:style-name="P3"/>
      <text:p text:style-name="P4">1)Définition et propriétés</text:p>
      <text:p text:style-name="P5"/>
      <text:p text:style-name="P6">1.1)Forêts et arbres généraux orientés</text:p>
      <text:p text:style-name="P7"/>
      <text:p text:style-name="P8">Définition :</text:p>
      <text:p text:style-name="P9">Une forêt orientées est un couple F=(E,père)<text:s/>ou E est un ensemble de nœuds et père une fonction partielle de E dans E telle que pour tout x€E, il existe un n entier tel que père^n(x) n'est pas défini.</text:p>
      <text:p text:style-name="P10"/>
      <text:p text:style-name="P11">Définition/terminologie :</text:p>
      <text:p text:style-name="P12">-Noeud, nœud interne, nœud isolé, feuilles, racine</text:p>
      <text:p text:style-name="P13">-père,fils, frère, ascendant/descendant (strict et large).</text:p>
      <text:p text:style-name="P14"/>
      <text:p text:style-name="P15">-arbre : <text:s/>2 nœuds sont dans le même arbre s'ils ont un ascendant (large) en commun.</text:p>
      <text:p text:style-name="P16">-degré de branchement ou arité d'un nœud, c'est le nombre de ses fils.</text:p>
      <text:p text:style-name="P17">-branche : suite de nœuds de la racie à une feuille.</text:p>
      <text:p text:style-name="P18">-taille d'un arbre : nombre de ses nœuds.</text:p>
      <text:p text:style-name="P19">-hauteur/profondeur/niveau d'un nœud x : longueur du chemin de la racine à ce nœud.</text:p>
      <text:p text:style-name="P20">-hauteur d'un arbre : hauteur maximum des feuilles de l'arbre</text:p>
      <text:p text:style-name="P21">-enracinement d'une forêt en créant une nouvelle racine avec pour fils les racines initiales d'autres forêts. =&gt; c'est un arbre.</text:p>
      <text:p text:style-name="P22">-forêt ordonnée de gauche à droite : (1er fils à gauche). Et numéroté comme des paragraphe.</text:p>
      <text:p text:style-name="P23"/>
      <text:p text:style-name="P24">Propriété : dans la forêt F=(E,père), il n'existe pas de nœud x et d'entier k&gt;0 tel que père^k(x)=x (pas de circuit).</text:p>
      <text:p text:style-name="P25"/>
      <text:p text:style-name="P26">1.2)Arbres binaires</text:p>
      <text:p text:style-name="P27">Définition:Une arbre binaire est un arbre 2-aire (arité 2) orienté et ordonné où l'on distingue en chaque nœud interne le fils gauche et le fils droit.</text:p>
      <text:p text:style-name="P28"/>
      <text:p text:style-name="P29">-Le bord gauche (droit) est la liste des nœuds sur le chemin obtenu en<text:s/>parcourant les fils gauche(droit) depuis la racine.</text:p>
      <text:p text:style-name="P30">-Le bord se termine à une extrémité qui n'est pas forcément une feuille.</text:p>
      <text:p text:style-name="P31"/>
      <text:p text:style-name="P32">Binarisation : Tout arbre m-aire peut être transformé en un arbre binaire en tranformant les liaison premierfils ( frère) de l'arbre m-aire en relation fils gauche( fils droit).</text:p>
      <text:p text:style-name="P33"/>
      <text:p text:style-name="P34">Propriété : Une arbre binaire de hauteur p et de n&gt;=1 nœuds vérifie :</text:p>
      <text:p text:style-name="P35"/>
      <text:p text:style-name="P36"><text:tab/>1 &lt;= p &lt;= n-1</text:p>
      <text:p text:style-name="P37"/>
      <text:p text:style-name="P38">-un arbre filiforme (un seul fils a chaque fois) à n nœud est de hauteur n-1</text:p>
      <text:p text:style-name="P39">-l'arbre parfait à n nœud est de hauteur log(n)</text:p>
      <text:p text:style-name="P40"/>
      <text:p text:style-name="P41">définition : un arbre localement complet a tous ses nœuds internes de degré 2.</text:p>
      <text:p text:style-name="P42">Propriétés : Un arbre binaire localement complet (non vide) est de taille 2n' + 1 avec n' le nombre de nœuds internes<text:s/>et n'+1 feuilles.</text:p>
      <text:soft-page-break/>
      <text:p text:style-name="P43">Définition : Dans un arbre binaire,<text:s/>le niveau k est complet s'il contient exactement 2^k nœuds.</text:p>
      <text:p text:style-name="P44">Définition : Un arbre binaire est parfais quand tout ses niveaux sont complets, sauf peut être le dernier niveau, où tout les nœuds sont regroupés le plus à gauche possibles.</text:p>
      <text:p text:style-name="P45"/>
      <text:p text:style-name="P46">Propriété : Un arbre binaire de hauteur p et de n&gt;=1 nœuds</text:p>
      <text:p text:style-name="P47">combien de feuilles : plafond(n/2)</text:p>
      <text:p text:style-name="P48">fp=n-(2^p -1)</text:p>
      <text:p text:style-name="P49"/>
      <text:p text:style-name="P50">Propriétés : une arbre binaire parfait de n&gt;=1 nœuds à une hauteur p=plancher(log2(n)) avec plafond(n/2) feuilles dont fp=n-(2^p - 1) de niveau p et f^(p-1)=plafond(n/2)-fp=2^p-plafond(n/2)-1 <text:s text:c="2"/>de niveau p-1.</text:p>
      <text:p text:style-name="P51"/>
      <text:p text:style-name="P52">Un arbre binaire est complet, s'il est localement complet avec toutes ses feuilles au même niveau.</text:p>
      <text:p text:style-name="P53"/>
      <text:p text:style-name="P54">Proposition : complet =&gt; parfait</text:p>
      <text:p text:style-name="P55"/>
      <text:p text:style-name="P56">Définition : la longueur de cheminement (externe,interne) d'un arbre est la<text:s/>somme des hauteurs de tous les nœuds(feuilles, nœud interne).</text:p>
      <text:p text:style-name="P57"/>
      <text:p text:style-name="P58">2)Spécification</text:p>
      <text:p text:style-name="P59"/>
      <text:p text:style-name="P60">Arbres binaires finis, étiquetés sur les sommets par une sorte S avec une égalité.</text:p>
      <text:p text:style-name="P61"/>
      <text:p text:style-name="P62">Spec ARBIN étend EG</text:p>
      <text:p text:style-name="P63">sorte Arbin</text:p>
      <text:p text:style-name="P64">opérations :</text:p>
      <text:p text:style-name="P65"/>
      <text:p text:style-name="P66">générateur de base :</text:p>
      <text:p text:style-name="P67">^ : → Arbin</text:p>
      <text:p text:style-name="P68">e : Arbin S Arbin → Arbin /* enracine à l'étiquette S */</text:p>
      <text:p text:style-name="P69"/>
      <text:p text:style-name="P70">r:Arbin → S /* racine */</text:p>
      <text:p text:style-name="P71">ag,ad : Arbin → Arbin /* sous arbre gauche ou droit */</text:p>
      <text:p text:style-name="P72">v : Arbin → Bool /* test d'arbre vide */</text:p>
      <text:p text:style-name="P73">h : Arbin → int /* hauteur */</text:p>
      <text:p text:style-name="P74">nn,nf,ni : Arbin → Nat /* nombre de nœud, de feuille, de nœud interne</text:p>
      <text:p text:style-name="P75">eg,ed : Arbin → Arbin /* extrémité gauche/droite*/</text:p>
      <text:p text:style-name="P76">f : Arbin → Bool /* est une feuille*/</text:p>
      <text:p text:style-name="P77">€ : S Arbin → Bool /* Appartenance d'un nœud à un arbre*/</text:p>
      <text:p text:style-name="P78">hn : Arbin S → Ent /* hauteur <text:s/>d'un nœud */</text:p>
      <text:p text:style-name="P79">bg,bd : Arbin → Liste /* Bord gauche et bord droit */</text:p>
      <text:p text:style-name="P80">locc : Arbin → Bool /* verifie qu'un arbre est binaire localement complet */</text:p>
      <text:p text:style-name="P81">lce : Arbin → Ent /* longueur de cheminement externe d'un arbre binaire*/</text:p>
      <text:p text:style-name="P82"/>
      <text:p text:style-name="P83">préconditions</text:p>
      <text:p text:style-name="P84">r(a) =&gt;!v(a)</text:p>
      <text:p text:style-name="P85"/>
      <text:p text:style-name="P86">axiomes :</text:p>
      <text:p text:style-name="P87"/>
      <text:p text:style-name="P88">r(e(a1,x,a2))=x</text:p>
      <text:p text:style-name="P89"/>
      <text:soft-page-break/>
      <text:p text:style-name="P90">ag(^)=^</text:p>
      <text:p text:style-name="P91">ad(^)=^</text:p>
      <text:p text:style-name="P92">ag(e(a1,x,a2)=a1</text:p>
      <text:p text:style-name="P93">ad(e(a1,x,a2)=a2</text:p>
      <text:p text:style-name="P94"/>
      <text:p text:style-name="P95">v(^)=vrai</text:p>
      <text:p text:style-name="P96">v(e(a1,x,a2))=faux</text:p>
      <text:p text:style-name="P97"/>
      <text:p text:style-name="P98">h(^)=-1</text:p>
      <text:p text:style-name="P99">h(e(a1,x,a2)=1+max(h(a1),h(a2))</text:p>
      <text:p text:style-name="P100"/>
      <text:p text:style-name="P101">nn(^)=0</text:p>
      <text:p text:style-name="P102">nn(e(a1,x,a2))=1+nn(a1)+nn(a2)</text:p>
      <text:p text:style-name="P103"/>
      <text:p text:style-name="P104">nf(^)=0</text:p>
      <text:p text:style-name="P105">nf(e(a1,x,a2))=si v(a1) &amp;&amp; v(a2) alors 1</text:p>
      <text:p text:style-name="P106"><text:tab/><text:tab/>sino nf(a1)+nf(a2)</text:p>
      <text:p text:style-name="P107"/>
      <text:p text:style-name="P108">ni(^)=-1</text:p>
      <text:p text:style-name="P109">ni(e(a1,x,a2))=si v(a1) &amp;&amp; v(a2) alors 0</text:p>
      <text:p text:style-name="P110"><text:tab/><text:tab/>sinon 1+ni(a1)+ni(a2)</text:p>
      <text:p text:style-name="P111"/>
      <text:p text:style-name="P112">eg(^)=^</text:p>
      <text:p text:style-name="P113">eg(e(a1,x,a2))=si v(a1) alors e(a1,x,a2)</text:p>
      <text:p text:style-name="Standard"><text:span text:style-name="T114"><text:tab/></text:span><text:span text:style-name="T115"><text:tab/></text:span><text:span text:style-name="T116">else eg(a1)</text:span></text:p>
      <text:p text:style-name="P117">ed(^)=^</text:p>
      <text:p text:style-name="P118">ed(e(a1,x,a2))=si v(a2) alors e(a1,x,a2)</text:p>
      <text:p text:style-name="P119"><text:tab/><text:tab/>else ed(a2)</text:p>
      <text:p text:style-name="P120"/>
      <text:p text:style-name="P121">f(^)=faux</text:p>
      <text:p text:style-name="P122">f(e(a1,x,a2))=v(a1) &amp;&amp;<text:s/>v(a2)</text:p>
      <text:p text:style-name="P123"/>
      <text:p text:style-name="P124">€(x,^)=faux</text:p>
      <text:p text:style-name="P125">€(x,e(a1,y,a2))=si x==y alors vrai</text:p>
      <text:p text:style-name="P126"><text:tab/><text:tab/>sinon €(x,a1) || €(x,a2)</text:p>
      <text:p text:style-name="P127"/>
      <text:p text:style-name="P128">hn(^,x)=-1</text:p>
      <text:p text:style-name="P129">hn(<text:bookmark-start text:name="__DdeLink__112_1733617436"/>e(a1,x,a2)<text:bookmark-end text:name="__DdeLink__112_1733617436"/>,y)= si (x==y) alors 0</text:p>
      <text:p text:style-name="P130"><text:tab/><text:tab/>sinon si (r1==-1)&amp;&amp;(r2==-1) alors -1</text:p>
      <text:p text:style-name="P131"><text:tab/><text:tab/>sinon 1+max(r1,r2)</text:p>
      <text:p text:style-name="P132"><text:tab/><text:tab/>avec r1=hn(a1,y)</text:p>
      <text:p text:style-name="P133"><text:tab/><text:tab/><text:s text:c="9"/>r2=hn(a2,y)</text:p>
      <text:p text:style-name="P134"/>
      <text:p text:style-name="P135">locc(^)=faux</text:p>
      <text:p text:style-name="P136">locc(e(a1,x,a2))=</text:p>
      <text:p text:style-name="P137">f(e(a1,x,a2)) || (f(a1)&amp;&amp;f(a2))||(f(a1)&amp;&amp;locc(a2))||(locc(a1)&amp;&amp;f(a2))|| <text:s/>(locc(a1)&amp;&amp;locc(a2))</text:p>
      <text:p text:style-name="P138"/>
      <text:p text:style-name="P139">bg(^)=[]</text:p>
      <text:p text:style-name="P140">bg(e(a1,x,a2))=adjt(x,bg(a1)</text:p>
      <text:p text:style-name="P141"/>
      <text:p text:style-name="P142"/>
      <text:p text:style-name="P143"/>
      <text:soft-page-break/>
      <text:p text:style-name="P144">lce(^)=1</text:p>
      <text:p text:style-name="P145">lce(e(e(a1,x,a2))=si v(a1)&amp;&amp;v(a2) alors 0</text:p>
      <text:p text:style-name="P146"><text:tab/><text:tab/>sinon nf(a1)+lce(a1)+f(a2)+lce(a2)</text:p>
      <text:p text:style-name="P147"/>
      <text:p text:style-name="P148">lci(^)=-1</text:p>
      <text:p text:style-name="P149">lci(e(a1,x,a2))=lciaux(e(a1,x,a2),0)</text:p>
      <text:p text:style-name="P150"><text:tab/><text:tab/>avec lciaux(e(a1,x,a2),k)=</text:p>
      <text:p text:style-name="P151"><text:tab/><text:tab/>si !v(a1) et !v(a2)</text:p>
      <text:p text:style-name="P152"><text:tab/><text:tab/>alors k+lciaux(a1,k+1)+lciaux(a2,k+1)</text:p>
      <text:p text:style-name="P153"><text:tab/><text:tab/>sinon si!v(a1) alors k+ lciaux(a1,k+1)</text:p>
      <text:p text:style-name="P154"><text:tab/><text:tab/>sinon si !v(a2) alors k+lciaux(a2,l+1)</text:p>
      <text:p text:style-name="P155"><text:tab/><text:tab/>sinon 0</text:p>
      <text:p text:style-name="P156"/>
      <text:p text:style-name="P157">3)Représentation des arbres binaire</text:p>
      <text:p text:style-name="P158"/>
      <text:p text:style-name="P159">3.1)Représentation chaîné</text:p>
      <text:p text:style-name="P160"/>
      <text:p text:style-name="P161">typedef struct strarbin{ struct strarbin * g;struct strarbin d ; S v} StrArbin,*Arbin</text:p>
      <text:p text:style-name="P162"/>
      <text:p text:style-name="P163">3.2)Représentation contiguë pour les arbres parfaits</text:p>
      <text:p text:style-name="P164">Tableau : représentation par étages de l'arbre, de gauche à droite.</text:p>
      <text:p text:style-name="P165">Les fils de l'indice<text:s/>k sont :</text:p>
      <text:p text:style-name="P166">gauche = 2k+1</text:p>
      <text:p text:style-name="P167">droite = 2k+2</text:p>
      <text:p text:style-name="P168"/>
      <text:p text:style-name="P169">Le père de l'indice<text:s/>k est :</text:p>
      <text:p text:style-name="P170">plancher((k-1)/2)</text:p>
      <text:p text:style-name="P171"/>
      <text:p text:style-name="P172">4)Représentation des forêts générales</text:p>
      <text:p text:style-name="P173"/>
      <text:p text:style-name="P174">4.1)Représentation chaînée par binarisation</text:p>
      <text:p text:style-name="P175"/>
      <text:p text:style-name="P176">4.2)Représentation contiguë</text:p>
      <text:p text:style-name="P177"/>
      <text:p text:style-name="P178">Etiquettes entières et uniques qui donnent l'indice dans<text:s/>le tableau où on note le père et pas de père=-1, et les racines on note père=0</text:p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eresis </meta:initial-creator>
    <dc:creator>Haeresis</dc:creator>
    <meta:creation-date>2012-02-07T10:54:00Z</meta:creation-date>
    <dc:date>2012-05-28T11:57:00Z</dc:date>
    <meta:template xlink:href="Normal.dotm" xlink:type="simple"/>
    <meta:editing-cycles>81</meta:editing-cycles>
    <meta:editing-duration>PT18960S</meta:editing-duration>
    <meta:document-statistic meta:page-count="4" meta:paragraph-count="11" meta:word-count="890" meta:character-count="5778" meta:row-count="40" meta:non-whitespace-character-count="4899"/>
  </office:meta>
</office:document-meta>
</file>